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52a" officeooo:paragraph-rsid="000a652a"/>
    </style:style>
    <style:style style:name="P2" style:family="paragraph" style:parent-style-name="Standard">
      <style:text-properties officeooo:rsid="000b3479" officeooo:paragraph-rsid="000b3479"/>
    </style:style>
    <style:style style:name="P3" style:family="paragraph" style:parent-style-name="Standard">
      <style:text-properties officeooo:rsid="000ca6dc" officeooo:paragraph-rsid="000ca6dc"/>
    </style:style>
    <style:style style:name="P4" style:family="paragraph" style:parent-style-name="Standard">
      <style:text-properties officeooo:rsid="00101742" officeooo:paragraph-rsid="00101742"/>
    </style:style>
    <style:style style:name="P5" style:family="paragraph" style:parent-style-name="Standard">
      <style:text-properties officeooo:rsid="000b3479" officeooo:paragraph-rsid="00122e3c"/>
    </style:style>
    <style:style style:name="P6" style:family="paragraph" style:parent-style-name="Standard">
      <style:text-properties officeooo:rsid="000a652a" officeooo:paragraph-rsid="000a652a"/>
    </style:style>
    <style:style style:name="P7" style:family="paragraph" style:parent-style-name="Standard">
      <style:text-properties officeooo:rsid="000ca6dc" officeooo:paragraph-rsid="000ca6dc"/>
    </style:style>
    <style:style style:name="P8" style:family="paragraph" style:parent-style-name="Standard">
      <style:text-properties officeooo:rsid="000ca6dc" officeooo:paragraph-rsid="00122e3c"/>
    </style:style>
    <style:style style:name="P9" style:family="paragraph" style:parent-style-name="Standard">
      <style:text-properties officeooo:rsid="000ca6dc" officeooo:paragraph-rsid="001270b1"/>
    </style:style>
    <style:style style:name="P10" style:family="paragraph" style:parent-style-name="Standard">
      <style:text-properties officeooo:rsid="000ca6dc" officeooo:paragraph-rsid="0012c444"/>
    </style:style>
    <style:style style:name="P11" style:family="paragraph" style:parent-style-name="Standard">
      <style:text-properties officeooo:rsid="00101742" officeooo:paragraph-rsid="00122e3c"/>
    </style:style>
    <style:style style:name="P12" style:family="paragraph" style:parent-style-name="Standard">
      <style:text-properties officeooo:rsid="00101742" officeooo:paragraph-rsid="00101742"/>
    </style:style>
    <style:style style:name="T1" style:family="text">
      <style:text-properties officeooo:rsid="000e5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istiont</text:p>
      <text:p text:style-name="P1"/>
      <text:p text:style-name="P1">A quelle fréquence écoutez-vous de la musique ?</text:p>
      <text:p text:style-name="P1">- Tous les jours</text:p>
      <text:p text:style-name="P1">- Régulièrement</text:p>
      <text:p text:style-name="P1">- Occasionnellement</text:p>
      <text:p text:style-name="P1">- Je n’écoute pas de musique</text:p>
      <text:p text:style-name="P1"/>
      <text:p text:style-name="P1">Par quels moyens écoutez-vous de la musique ?</text:p>
      <text:p text:style-name="P1">- Sur des plateformes en ligne (ex : Spotify, Youtube Music…)</text:p>
      <text:p text:style-name="P1">- Autres (précisez)</text:p>
      <text:p text:style-name="P1"><text:tab/>« zone de texte »</text:p>
      <text:p text:style-name="P1"/>
      <text:p text:style-name="P5">Quels style de musique écoutez-vous ?</text:p>
      <text:p text:style-name="P5"/>
      <text:p text:style-name="P8">« J’écoute de tout tant qu’on me le recommande »</text:p>
      <text:p text:style-name="P8"/>
      <text:p text:style-name="P11">Utile / inutile</text:p>
      <text:p text:style-name="P11"/>
      <text:p text:style-name="P11">- Choisir mes préférences musicales</text:p>
      <text:p text:style-name="P11">- Pouvoir enregistrer les musiques sur mes plateformes d’écoutes</text:p>
      <text:p text:style-name="P11">- Recevoir par email la playlist du jour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9">Quels sont les appareils que vous utilisez le plus au quotidien ?</text:p>
      <text:p text:style-name="P2"/>
      <text:p text:style-name="P3">Regardez-vous régulièrement la météo du jour avant de partir de chez vous ?</text:p>
      <text:p text:style-name="P3"/>
      <text:p text:style-name="P9">« L’idée d’une playlist adaptée à la météo me semble utile »</text:p>
      <text:p text:style-name="P9"/>
      <text:p text:style-name="P9">« Lorsque je consulte la météo, j’aimerais savoir le strict minimum »</text:p>
      <text:p text:style-name="P9"/>
      <text:p text:style-name="P9">« <text:span text:style-name="T1">La météo influence mon humeur »</text:span></text:p>
      <text:p text:style-name="P3"/>
      <text:p text:style-name="P4">Utile / inutile</text:p>
      <text:p text:style-name="P4"/>
      <text:p text:style-name="P4">- Choisir ma localisation</text:p>
      <text:p text:style-name="P4"/>
      <text:p text:style-name="P10">------------------------------------------------------------------------------------------------------------------------</text:p>
      <text:p text:style-name="P3"/>
      <text:p text:style-name="P3">Y a-t-il une fonctionnalité non présente sur des applications similaires qui mérite selon vous d’être implémentée ?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6:19:13.603000000</meta:creation-date>
    <dc:date>2026-02-10T09:10:57.828000000</dc:date>
    <meta:editing-duration>PT1H21M23S</meta:editing-duration>
    <meta:editing-cycles>9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6" meta:word-count="173" meta:character-count="1213" meta:non-whitespace-character-count="1065"/>
  </office:meta>
</office:document-meta>
</file>